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353552996239782" calcext:value-type="float">
            <text:p>0.353552996239782</text:p>
          </table:table-cell>
          <table:table-cell office:value-type="float" office:value="0.196013376936751" calcext:value-type="float">
            <text:p>0.196013376936751</text:p>
          </table:table-cell>
          <table:table-cell office:value-type="float" office:value="0.489225835552171" calcext:value-type="float">
            <text:p>0.489225835552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.149709766927144" calcext:value-type="float">
            <text:p>0.149709766927144</text:p>
          </table:table-cell>
          <table:table-cell office:value-type="float" office:value="0.605803444704417" calcext:value-type="float">
            <text:p>0.605803444704417</text:p>
          </table:table-cell>
          <table:table-cell office:value-type="float" office:value="0.312929883630556" calcext:value-type="float">
            <text:p>0.312929883630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.277879126944806" calcext:value-type="float">
            <text:p>0.277879126944806</text:p>
          </table:table-cell>
          <table:table-cell office:value-type="float" office:value="0.554144194560177" calcext:value-type="float">
            <text:p>0.554144194560177</text:p>
          </table:table-cell>
          <table:table-cell table:style-name="ce1" office:value-type="float" office:value="0.76652760596913" calcext:value-type="float">
            <text:p>0.76652760596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34044768589401" calcext:value-type="float">
            <text:p>0.234044768589401</text:p>
          </table:table-cell>
          <table:table-cell table:style-name="ce1" office:value-type="float" office:value="0.76652760596913" calcext:value-type="float">
            <text:p>0.76652760596913</text:p>
          </table:table-cell>
          <table:table-cell office:value-type="float" office:value="0.76652760596913" calcext:value-type="float">
            <text:p>0.76652760596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0.0526653824806139" calcext:value-type="float">
            <text:p>0.052665382480614</text:p>
          </table:table-cell>
          <table:table-cell office:value-type="float" office:value="0.0377585972473004" calcext:value-type="float">
            <text:p>0.037758597247301</text:p>
          </table:table-cell>
          <table:table-cell office:value-type="float" office:value="0.76652760596913" calcext:value-type="float">
            <text:p>0.766527605969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office:value-type="float" office:value="0.240863022251747" calcext:value-type="float">
            <text:p>0.240863022251747</text:p>
          </table:table-cell>
          <table:table-cell office:value-type="float" office:value="0.0770324873289125" calcext:value-type="float">
            <text:p>0.077032487328913</text:p>
          </table:table-cell>
          <table:table-cell office:value-type="float" office:value="0.641719812649235" calcext:value-type="float">
            <text:p>0.641719812649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1T18:13:53.885549441</dc:date>
    <meta:editing-duration>PT56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